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5-08-1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5-06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5-04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5-02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4-12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4-08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4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4-04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4-02-2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3-12-2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3-10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3-08-2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3-06-2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3-04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3-02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2-12-2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2-10-1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2-08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2-06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2-04-2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2-02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1-12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1-10-2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1-08-1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1-06-17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21-04-0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9-09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9-05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9-03-0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9-02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8-11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8-09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8-07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8-05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8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8-01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7-11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7-09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7-07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7-05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7-03-1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7-01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6-11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6-09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6-07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6-05-1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6-03-1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6-01-0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5-11-0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5-08-1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5-07-0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5-05-1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5-03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5-01-2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4-11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4-09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4-08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4-05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4-03-0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4-01-0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3-11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3-09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3-07-1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3-05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3-03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3-01-1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2-11-0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2-09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2-07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2-05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2-03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2-01-0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1-11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1-09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1-07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1-05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1-03-3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1-02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0-11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0-07-0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0-05-0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0-03-0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10-01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9-09-0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9-07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9-05-0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9-03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9-01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8-11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8-09-04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8-07-0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8-05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8-03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8-01-2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7-07-0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7-05-1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7-03-2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7-01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6-11-0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6-07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6-05-0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6-03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6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7-06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323104224004</text:p>
          </table:table-cell>
          <table:table-cell office:value-type="string" calcext:value-type="string">
            <text:p>SC01306230ACC4</text:p>
          </table:table-cell>
          <table:table-cell office:value-type="string" calcext:value-type="string">
            <text:p>1987-05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6" meta:object-count="0"/>
    <meta:user-defined meta:name="AppVersion">3.0</meta:user-defined>
  </office:meta>
</office:document-meta>
</file>